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d0a" officeooo:paragraph-rsid="000c0d0a"/>
    </style:style>
    <style:style style:name="T1" style:family="text">
      <style:text-properties officeooo:rsid="000d9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Experimental Schools Computer</text:p>
      <text:p text:style-name="P1"/>
      <text:p text:style-name="P1">Words</text:p>
      <text:p text:style-name="P1">The documents refer to words as storing decimal digits. There is mention of a decimal digit being 4 bits. This is useful as it implies that the sign is stored as 4 bits, but presumably one of the codes that don’t represent a decimal digit: A-F in hexadecimal. The actual code used for positive and negative don’t seem to be mentioned. A decimal digit can’t be used as even though the sign digit is in a position that is never a digit for a floating point word, the sign is used to detect an instruction when an instruction is loaded from store. Instructions use all of the decimal digits. On a real machine a floating point word could be loaded in <text:span text:style-name="T1">to</text:span> a register and examined to determine the sign code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4T04:58:29.859946062</meta:creation-date>
    <meta:generator>LibreOffice/6.4.7.2$Linux_X86_64 LibreOffice_project/40$Build-2</meta:generator>
    <dc:date>2023-12-14T05:03:41.329603886</dc:date>
    <meta:editing-duration>PT5M12S</meta:editing-duration>
    <meta:editing-cycles>2</meta:editing-cycles>
    <meta:document-statistic meta:table-count="0" meta:image-count="0" meta:object-count="0" meta:page-count="1" meta:paragraph-count="3" meta:word-count="137" meta:character-count="746" meta:non-whitespace-character-count="612"/>
  </office:meta>
</office:document-meta>
</file>